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orphans="0" fo:widows="0"/>
      <style:text-properties officeooo:rsid="000ceaa6"/>
    </style:style>
    <style:style style:name="P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0ceaa6" officeooo:paragraph-rsid="000ceaa6" style:font-weight-asian="bold" style:font-weight-complex="bold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ceaa6" officeooo:paragraph-rsid="000ceaa6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d47a6" officeooo:paragraph-rsid="000d47a6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ea7c7" officeooo:paragraph-rsid="000ea7c7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7413" officeooo:paragraph-rsid="000f7413"/>
    </style:style>
    <style:style style:name="P10" style:family="paragraph" style:parent-style-name="Text_20_body">
      <style:paragraph-properties fo:line-height="115%" fo:text-align="center" style:justify-single-word="false" style:writing-mode="lr-tb"/>
      <style:text-properties style:font-name="Times New Roman" officeooo:rsid="000ceaa6" officeooo:paragraph-rsid="000ceaa6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7413" officeooo:paragraph-rsid="000f7413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9a58" officeooo:paragraph-rsid="000f9a58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7413" officeooo:paragraph-rsid="000f7413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9a58" officeooo:paragraph-rsid="000f9a58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f9a58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gramming</text:p>
      <text:p text:style-name="P11"><office:annotation office:name="__Annotation__346_3974529982" loext:resolved="false"><dc:creator>Unknown Author</dc:creator><dc:date>2021-08-19T04:42:14.794000000</dc:date><text:p text:style-name="P15"><text:span text:style-name="T2"><text:a xlink:href="https://www.google.com/search?q=best+programming+languages+for+ethical+hacking&amp;oq=best+programming+languages+for+ethical+hacking&amp;aqs=chrome..69i57j0i22i30l3j0i390l2.10849j0j7&amp;sourceid=chrome&amp;ie=UTF-8" xlink:type="simple">https://www.google.com/search?q=best+programming+languages+for+ethical+hacking&amp;oq=best+programming+languages+for+ethical+hacking&amp;aqs=chrome..69i57j0i22i30l3j0i390l2.10849j0j7&amp;sourceid=chrome&amp;ie=UTF-8</text:a></text:span><text:span text:style-name="T2"><text:s/></text:span></text:p></office:annotation>best programming languages for ethical hacking<office:annotation-end office:name="__Annotation__346_3974529982"/></text:p>
      <text:p text:style-name="P11"><text:a xlink:type="simple" xlink:href="https://www.ubuntupit.com/best-programming-languages-for-hacking/" text:style-name="Internet_20_link" text:visited-style-name="Visited_20_Internet_20_Link">https://www.ubuntupit.com/best-programming-languages-for-hacking/</text:a></text:p>
      <text:p text:style-name="P14"><office:annotation office:name="__Annotation__348_3974529982" loext:resolved="false"><dc:creator>Unknown Author</dc:creator><dc:date>2021-08-19T04:46:23.779000000</dc:date><text:p text:style-name="P15"><text:span text:style-name="T2"><text:a xlink:href="https://www.google.com/search?q=best+programming+languages+for+malware+analysis&amp;oq=best+programming+languages+for+malware+analysis&amp;aqs=chrome..69i57j0i22i30.9801j0j7&amp;sourceid=chrome&amp;ie=UTF-8" xlink:type="simple">https://www.google.com/search?q=best+programming+languages+for+malware+analysis&amp;oq=best+programming+languages+for+malware+analysis&amp;aqs=chrome..69i57j0i22i30.9801j0j7&amp;sourceid=chrome&amp;ie=UTF-8</text:a></text:span></text:p><text:p text:style-name="P15"><text:span text:style-name="T2"/></text:p></office:annotation>best programming languages for malware analysis<office:annotation-end office:name="__Annotation__348_3974529982"/></text:p>
      <text:p text:style-name="P14"><office:annotation office:name="__Annotation__347_3974529982" loext:resolved="false"><dc:creator>Unknown Author</dc:creator><dc:date>2021-08-19T04:45:42.168000000</dc:date><text:p text:style-name="P15"><text:span text:style-name="T2"><text:a xlink:href="https://www.quora.com/What-programming-languages-are-commonly-used-to-make-viruses" xlink:type="simple">https://www.quora.com/What-programming-languages-are-commonly-used-to-make-viruses</text:a></text:span></text:p><text:p text:style-name="P15"><text:span text:style-name="T2"/></text:p></office:annotation>Assembly for system level malware<office:annotation-end office:name="__Annotation__347_3974529982"/></text:p>
      <text:p text:style-name="P11">FireShip - <text:span text:style-name="T1">yt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Javascrip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6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Additional link</text:p>
          </table:table-cell>
        </table:table-row>
        <table:table-row table:style-name="Table1.1">
          <table:table-cell table:style-name="Table1.A1" office:value-type="string">
            <text:p text:style-name="P8">Freecodecamp.org</text:p>
            <text:p text:style-name="P8">Beau Carnes</text:p>
            <text:p text:style-name="P2">Learn JavaScript - Full Course for Beginners</text:p>
          </table:table-cell>
          <table:table-cell table:style-name="Table1.A1" office:value-type="string">
            <text:p text:style-name="P2"><text:a xlink:type="simple" xlink:href="https://youtu.be/PkZNo7MFNFg" text:style-name="Internet_20_link" text:visited-style-name="Visited_20_Internet_20_Link">https://youtu.be/PkZNo7MFNFg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ytho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6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Additional link</text:p>
          </table:table-cell>
        </table:table-row>
        <table:table-row table:style-name="Table1.1">
          <table:table-cell table:style-name="Table1.A1" office:value-type="string">
            <text:p text:style-name="P8">Freecodecamp.org</text:p>
            <text:p text:style-name="P8">Mike Dane</text:p>
            <text:p text:style-name="P8">GiraffeAcademy</text:p>
            <text:p text:style-name="P2">Learn Python - Full Course for Beginners [Tutorial]</text:p>
          </table:table-cell>
          <table:table-cell table:style-name="Table1.A1" office:value-type="string">
            <text:p text:style-name="P2"><text:a xlink:type="simple" xlink:href="https://youtu.be/rfscVS0vtbw" text:style-name="Internet_20_link" text:visited-style-name="Visited_20_Internet_20_Link">https://youtu.be/rfscVS0vtbw</text:a> </text:p>
          </table:table-cell>
        </table:table-row>
        <table:table-row table:style-name="Table1.1">
          <table:table-cell table:style-name="Table1.A1" office:value-type="string">
            <text:p text:style-name="P8">Freecodecamp.org</text:p>
            <text:p text:style-name="P8">CupofCode 01</text:p>
            <text:p text:style-name="P2">Python Algorithms for Interviews</text:p>
          </table:table-cell>
          <table:table-cell table:style-name="Table1.A1" office:value-type="string">
            <text:p text:style-name="P2"><text:a xlink:type="simple" xlink:href="https://youtu.be/p65AHm9MX80" text:style-name="Internet_20_link" text:visited-style-name="Visited_20_Internet_20_Link">https://youtu.be/p65AHm9MX80</text:a> </text:p>
          </table:table-cell>
        </table:table-row>
        <table:table-row table:style-name="Table1.1">
          <table:table-cell table:style-name="Table1.A1" office:value-type="string">
            <text:p text:style-name="P9">Sentdex</text:p>
            <text:p text:style-name="P9">GUIs with Tkinter (intermediate)</text:p>
          </table:table-cell>
          <table:table-cell table:style-name="Table1.A1" office:value-type="string">
            <text:p text:style-name="P2"><text:a xlink:type="simple" xlink:href="https://youtube.com/playlist?list=PLQVvvaa0QuDclKx-QpC9wntnURXVJqLyk" text:style-name="Internet_20_link" text:visited-style-name="Visited_20_Internet_20_Link">https://youtube.com/playlist?list=PLQVvvaa0QuDclKx-QpC9wntnURXVJqLyk</text:a> </text:p>
          </table:table-cell>
        </table:table-row>
        <table:table-row table:style-name="Table1.1">
          <table:table-cell table:style-name="Table1.A1" office:value-type="string">
            <text:p text:style-name="P9">Codemy.com</text:p>
            <text:p text:style-name="P9">John Elder</text:p>
          </table:table-cell>
          <table:table-cell table:style-name="Table1.A1" office:value-type="string">
            <text:p text:style-name="P2"><text:a xlink:type="simple" xlink:href="https://youtu.be/yQSEXcf6s2I" text:style-name="Internet_20_link" text:visited-style-name="Visited_20_Internet_20_Link">https://youtu.be/yQSEXcf6s2I</text:a> </text:p>
          </table:table-cell>
        </table:table-row>
        <table:table-row table:style-name="Table1.1">
          <table:table-cell table:style-name="Table1.A1" office:value-type="string">
            <text:p text:style-name="P9">Aleksa Tamburkovski</text:p>
            <text:p text:style-name="P9">The Complete Python Hacking Course: Beginner To Advance! (2021)</text:p>
          </table:table-cell>
          <table:table-cell table:style-name="Table1.A1" office:value-type="string">
            <text:p text:style-name="P2"><text:a xlink:type="simple" xlink:href="https://youtu.be/0NQ2aMxBYNE" text:style-name="Internet_20_link" text:visited-style-name="Visited_20_Internet_20_Link">https://youtu.be/0NQ2aMxBYNE</text:a> </text:p>
          </table:table-cell>
        </table:table-row>
        <table:table-row table:style-name="Table1.1">
          <table:table-cell table:style-name="Table1.A1" office:value-type="string">
            <text:p text:style-name="P3">SQL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6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Additional lin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HP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6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Additional link</text:p>
          </table:table-cell>
        </table:table-row>
        <table:table-row table:style-name="Table1.1">
          <table:table-cell table:style-name="Table1.A1" office:value-type="string">
            <text:p text:style-name="P8">Freecodecamp.org</text:p>
            <text:p text:style-name="P8">PHP Tutorials</text:p>
          </table:table-cell>
          <table:table-cell table:style-name="Table1.A1" office:value-type="string">
            <text:p text:style-name="P2"><text:a xlink:type="simple" xlink:href="https://youtube.com/playlist?list=PLWKjhJtqVAbkoMsX4hgwxbJZW4aB0cbaB" text:style-name="Internet_20_link" text:visited-style-name="Visited_20_Internet_20_Link">https://youtube.com/playlist?list=PLWKjhJtqVAbkoMsX4hgwxbJZW4aB0cbaB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Course Nam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6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Additional link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C# Tutorial - Full Course for Beginners</text:p>
            <text:p text:style-name="P7">freecodecamp.org</text:p>
            <text:p text:style-name="P7">Giraffe Academy</text:p>
            <text:p text:style-name="P7">Mike Dane</text:p>
          </table:table-cell>
          <table:table-cell table:style-name="Table1.A1" office:value-type="string">
            <text:p text:style-name="P2"><text:a xlink:type="simple" xlink:href="https://youtu.be/GhQdlIFylQ8" text:style-name="Internet_20_link" text:visited-style-name="Visited_20_Internet_20_Link">https://youtu.be/GhQdlIFylQ8</text:a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<text:s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9T05:59:28.768000000</dc:date>
    <meta:editing-duration>PT1H25M57S</meta:editing-duration>
    <meta:editing-cycles>3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57" meta:word-count="129" meta:character-count="1200" meta:non-whitespace-character-count="1119"/>
  </office:meta>
</office:document-meta>
</file>